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5c5c5b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21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22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23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25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26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27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28" style:family="text">
      <style:text-properties fo:font-size="12.00pt" fo:font-weight="bold" fo:font-family="Consolas" style:font-family-asian="Consolas" style:font-family-complex="Consolas" fo:background-color="transparent" fo:color="#000000"/>
    </style:style>
    <style:style style:name="T29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30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31" style:family="text">
      <style:text-properties fo:font-size="12.00pt" fo:font-weight="bold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50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5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10.8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80pt" fo:font-weight="normal" fo:font-family="Consolas" style:font-family-asian="Consolas" style:font-family-complex="Consolas" fo:background-color="transparent" fo:color="#999998"/>
    </style:style>
    <style:style style:name="T56" style:family="text">
      <style:text-properties fo:font-size="12.00pt" fo:font-weight="normal" fo:font-family="Consolas" style:font-family-asian="Consolas" style:font-family-complex="Consolas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80pt" fo:font-weight="normal" style:text-underline-mode="continuous" style:text-underline-type="single" style:text-underline-style="solid" style:text-underline-width="normal" fo:font-family="'Courier, monospace'" style:font-family-asian="'Courier, monospace'" style:font-family-complex="'Courier, monospace'" fo:background-color="transparent" fo:color="#000000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24" style:family="text">
      <style:text-properties fo:font-size="10.80pt" fo:font-weight="normal" fo:font-family="'Courier, monospace'" style:font-family-asian="'Courier, monospace'" style:font-family-complex="'Courier, monospace'" fo:background-color="transparent" fo:color="#999998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72" style:family="text">
      <style:text-properties fo:font-size="10.80pt" fo:font-weight="normal" fo:font-family="'Courier, monospace'" style:font-family-asian="'Courier, monospace'" style:font-family-complex="'Courier, monospace'" fo:background-color="transparent" fo:color="#999998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4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75" style:family="text">
      <style:text-properties fo:font-size="10.80pt" fo:font-weight="normal" fo:font-family="'Courier, monospace'" style:font-family-asian="'Courier, monospace'" style:font-family-complex="'Courier, monospace'" fo:background-color="transparent" fo:color="#999998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5c5c5b"/>
    </style:style>
    <style:style style:name="T181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fo:color="#5c5c5b"/>
    </style:style>
    <style:style style:name="T183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5c5c5b"/>
    </style:style>
    <style:style style:name="T184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185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5c5c5b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fo:color="#5c5c5b"/>
    </style:style>
    <style:style style:name="T224" style:family="text">
      <style:text-properties fo:font-size="10.80pt" fo:font-weight="normal" fo:font-family="'Arial, Courier, sans-serif'" style:font-family-asian="'Arial, Courier, sans-serif'" style:font-family-complex="'Arial, Courier, sans-serif'" fo:background-color="transparent" fo:color="#5c5c5b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28" style:family="text">
      <style:text-properties fo:font-size="10.80pt" fo:font-weight="normal" fo:font-family="'Courier, monospace'" style:font-family-asian="'Courier, monospace'" style:font-family-complex="'Courier, monospace'" fo:background-color="transparent" fo:color="#999998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0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0.80pt" fo:font-weight="normal" fo:font-family="'Courier, monospace'" style:font-family-asian="'Courier, monospace'" style:font-family-complex="'Courier, monospace'" fo:background-color="transparent" fo:color="#999998"/>
    </style:style>
    <style:style style:name="T2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80pt" fo:font-weight="normal" fo:font-family="'Courier, monospace'" style:font-family-asian="'Courier, monospace'" style:font-family-complex="'Courier, monospace'" fo:background-color="transparent" fo:color="#000000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0.80pt" fo:font-weight="normal" fo:font-family="'Courier, monospace'" style:font-family-asian="'Courier, monospace'" style:font-family-complex="'Courier, monospace'" fo:background-color="transparent" fo:color="#5c5c5b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left" fo:margin-left="-18.00pt" fo:text-indent="18.00pt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justify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-18.00pt" fo:text-indent="18.00pt"/>
    </style:style>
    <style:style style:name="P7" style:family="paragraph">
      <style:paragraph-properties fo:line-height="100.00%" fo:text-align="justify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justify" fo:margin-left="-18.00pt" fo:text-indent="18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-18.00pt" fo:text-indent="18.00pt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-18.00pt" fo:text-indent="18.00pt"/>
    </style:style>
    <style:style style:name="P22" style:family="paragraph">
      <style:paragraph-properties fo:line-height="115.00%" fo:text-align="justify" fo:margin-left="-18.00pt" fo:text-indent="18.00pt" fo:margin-bottom="7.0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-18.00pt" fo:text-indent="18.00pt"/>
    </style:style>
    <style:style style:name="P25" style:family="paragraph">
      <style:paragraph-properties fo:line-height="100.00%" fo:text-align="justify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18.00pt" fo:text-indent="18.00pt"/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-18.00pt" fo:text-indent="18.00pt"/>
    </style:style>
    <style:style style:name="P29" style:family="paragraph">
      <style:paragraph-properties fo:line-height="100.00%" fo:text-align="justify"/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justify" fo:margin-left="-18.00pt" fo:text-indent="18.00pt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justify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justify" fo:margin-left="-18.00pt" fo:text-indent="18.00pt"/>
    </style:style>
    <style:style style:name="P34" style:family="paragraph">
      <style:paragraph-properties fo:line-height="100.00%" fo:text-align="justify"/>
    </style:style>
    <text:list-style style:name="L3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justify" fo:margin-left="-18.00pt" fo:text-indent="18.00pt"/>
    </style:style>
    <style:style style:name="P36" style:family="paragraph">
      <style:paragraph-properties fo:line-height="100.00%" fo:text-align="justify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justify" fo:margin-left="-18.00pt" fo:text-indent="18.00pt"/>
    </style:style>
    <style:style style:name="P38" style:family="paragraph">
      <style:paragraph-properties fo:line-height="100.00%" fo:text-align="justify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justify" fo:margin-left="-18.00pt" fo:text-indent="18.00pt"/>
    </style:style>
    <style:style style:name="P40" style:family="paragraph">
      <style:paragraph-properties fo:line-height="100.00%" fo:text-align="justify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justify" fo:margin-left="-18.00pt" fo:text-indent="18.00pt"/>
    </style:style>
    <style:style style:name="P42" style:family="paragraph">
      <style:paragraph-properties fo:line-height="100.00%" fo:text-align="justify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justify" fo:margin-left="-18.00pt" fo:text-indent="18.00pt"/>
    </style:style>
    <style:style style:name="P44" style:family="paragraph">
      <style:paragraph-properties fo:line-height="100.00%" fo:text-align="justify"/>
    </style:style>
    <style:style style:name="P45" style:family="paragraph">
      <style:paragraph-properties fo:line-height="100.00%" fo:text-align="justify"/>
    </style:style>
    <text:list-style style:name="L4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justify"/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justify" fo:margin-left="-18.00pt" fo:text-indent="18.00pt"/>
    </style:style>
    <style:style style:name="P50" style:family="paragraph">
      <style:paragraph-properties fo:line-height="100.00%" fo:text-align="justify"/>
    </style:style>
  </office:automatic-styles>
  <office:body>
    <office:text>
      <text:list text:style-name="L1">
        <text:list-item>
          <text:p text:style-name="P1"><text:span text:style-name="T1">Prototype pollution is a JavaScript vulnerability that enables an attacker to add arbitrary properties to global object prototypes, which may then be inherited by user-defined objects.</text:span><text:span text:style-name="T2"><text:s/></text:span></text:p>
        </text:list-item>
        <text:list-item>
          <text:p text:style-name="P1"><text:span text:style-name="T2">It lets an attacker control properties of objects that would otherwise be inaccesible.</text:span></text:p>
        </text:list-item>
      </text:list>
      <text:p text:style-name="P2"><text:span text:style-name="T3"/></text:p>
      <text:p text:style-name="P2"><text:span text:style-name="T3"/></text:p>
      <text:list text:style-name="L3">
        <text:list-item>
          <text:p text:style-name="P3"><text:span text:style-name="T4">IT’S NOT A STANDALONE VULNERABILITY, THIS CAN POTENTIALLY BE CHAINED WITH OTHER VULNERABILITIES </text:span></text:p>
        </text:list-item>
        <text:list-item>
          <text:p text:style-name="P3"><text:span text:style-name="T5">DOM XSS (Client Side)</text:span></text:p>
        </text:list-item>
        <text:list-item>
          <text:p text:style-name="P3"><text:span text:style-name="T6">Or it can even result in a<text:s/></text:span><text:span text:style-name="T7">RCE (Server Side)</text:span></text:p>
        </text:list-item>
      </text:list>
      <text:p text:style-name="P4"><text:span text:style-name="T8"/></text:p>
      <text:p text:style-name="P4"><text:span text:style-name="T9">1 video per client side (__proto__)</text:span></text:p>
      <text:p text:style-name="P4"><text:span text:style-name="T9">1 server side (constructor.prototype)</text:span></text:p>
      <text:p text:style-name="P4"><text:span text:style-name="T9">1 a piacere e lo facevamo con lo script (server-side)</text:span></text:p>
      <text:p text:style-name="P4"><text:span text:style-name="T10"/></text:p>
      <text:p text:style-name="P5"><text:span text:style-name="T11">JavaScript Prototypes and Inheritance </text:span></text:p>
      <text:p text:style-name="P5"><text:span text:style-name="T12"/></text:p>
      <text:list text:style-name="L6">
        <text:list-item>
          <text:p text:style-name="P6"><text:span text:style-name="T13">JavaScript is a quite different from the others programming languages about class-based model. </text:span></text:p>
        </text:list-item>
        <text:list-item>
          <text:p text:style-name="P6"><text:span text:style-name="T13">Objects inherit from other objects through what is called the “Prototype Chain”. </text:span></text:p>
        </text:list-item>
        <text:list-item>
          <text:p text:style-name="P6"><text:span text:style-name="T13">Each object has a prototype (and it is linked to it), and when you look for a property in an object, JavaScript looks first at the definition of the object itself, then at its prototype, and so on, until it reaches the<text:s/></text:span><text:span text:style-name="T14">Object.prototype<text:s/></text:span><text:span text:style-name="T15">base object.</text:span></text:p>
        </text:list-item>
      </text:list>
      <text:p text:style-name="P7"><text:span text:style-name="T16"/></text:p>
      <text:p text:style-name="P7"><text:span text:style-name="T17">For example, strings are automatically assigned to the built-in<text:s/></text:span><text:span text:style-name="T18">String.prototype.</text:span></text:p>
      <text:p text:style-name="P7"><text:span text:style-name="T19"/></text:p>
      <text:p text:style-name="P7"><text:span text:style-name="T20">let myObject = {}; Object.getPrototypeOf(myObject);<text:s/></text:span><text:span text:style-name="T21">// Object.prototype</text:span><text:span text:style-name="T22"><text:s/></text:span></text:p>
      <text:p text:style-name="P7"><text:span text:style-name="T23">let myString = ""; Object.getPrototypeOf(myString);<text:s/></text:span><text:span text:style-name="T24">// String.prototype</text:span><text:span text:style-name="T25"><text:s/></text:span></text:p>
      <text:p text:style-name="P7"><text:span text:style-name="T26">let myArray = []; Object.getPrototypeOf(myArray);<text:s/></text:span><text:span text:style-name="T27">// Array.prototype</text:span><text:span text:style-name="T28"><text:s/></text:span></text:p>
      <text:p text:style-name="P7"><text:span text:style-name="T29">let myNumber = 1; Object.getPrototypeOf(myNumber);<text:s/></text:span><text:span text:style-name="T30">// Number.prototype</text:span><text:span text:style-name="T31"><text:s/></text:span></text:p>
      <text:p text:style-name="P7"><text:span text:style-name="T32"><text:s/></text:span></text:p>
      <text:p text:style-name="P7"><text:span text:style-name="T33">Prototype Chain</text:span></text:p>
      <text:p text:style-name="P7"><text:span text:style-name="T34"/></text:p>
      <text:p text:style-name="P7"><draw:frame text:anchor-type="as-char" svg:width="147.64mm" svg:height="87.84mm" style:rel-width="scale" style:rel-height="scale"><draw:object-ole xlink:href="OleObj1"/><draw:image xlink:href="ObjectReplacements/OleObj1"/></draw:frame><text:span text:style-name="T35"><text:s/>Accessing an object’s prototype using __proto__</text:span></text:p>
      <text:p text:style-name="P7"><text:span text:style-name="T36"/></text:p>
      <text:p text:style-name="P7"><text:span text:style-name="T37">Object Instances</text:span></text:p>
      <text:list text:style-name="L8">
        <text:list-item>
          <text:p text:style-name="P8"><text:span text:style-name="T38">It can be achieved by the __proto__ keyword.</text:span></text:p>
        </text:list-item>
        <text:list-item>
          <text:p text:style-name="P8"><text:span text:style-name="T38">Is a special property that enable to access an object prototype.</text:span></text:p>
        </text:list-item>
        <text:list-item>
          <text:p text:style-name="P8"><text:span text:style-name="T38">It server as both a getter and setter for the object’s prototype.</text:span></text:p>
        </text:list-item>
        <text:list-item>
          <text:p text:style-name="P8"><text:span text:style-name="T38">This means that you can use it to read the prototype and its properties.</text:span></text:p>
        </text:list-item>
      </text:list>
      <text:p text:style-name="P9"><text:span text:style-name="T39">Functions or Classes</text:span></text:p>
      <text:list text:style-name="L10">
        <text:list-item>
          <text:p text:style-name="P10"><text:span text:style-name="T40">It can be achieved by the prototype keyword.</text:span></text:p>
        </text:list-item>
        <text:list-item>
          <text:p text:style-name="P10"><text:span text:style-name="T40">Is a special property that enable to access an object prototype.</text:span></text:p>
        </text:list-item>
        <text:list-item>
          <text:p text:style-name="P10"><text:span text:style-name="T40">It server as both a getter and setter for the object’s prototype.</text:span></text:p>
        </text:list-item>
        <text:list-item>
          <text:p text:style-name="P10"><text:span text:style-name="T40">This means that you can use it to read the prototype and its properties.</text:span></text:p>
        </text:list-item>
      </text:list>
      <text:p text:style-name="P11"><text:span text:style-name="T41"/></text:p>
      <text:p text:style-name="P11"><text:span text:style-name="T42">Examples:<text:line-break/></text:span></text:p>
      <text:p text:style-name="P11"><text:span text:style-name="T42">const userObject = {}</text:span></text:p>
      <text:p text:style-name="P11"><text:span text:style-name="T42">userObject.__proto__ = {maliciousKey : ‘maliciousValue’};</text:span></text:p>
      <text:p text:style-name="P11"><text:span text:style-name="T43"/></text:p>
      <text:p text:style-name="P11"><text:span text:style-name="T44">function User() {}</text:span></text:p>
      <text:p text:style-name="P11"><text:span text:style-name="T44">User.prototype = {maliciousKey: ‘maliciousValue’};</text:span></text:p>
      <text:p text:style-name="P11"><text:span text:style-name="T45"/></text:p>
      <text:p text:style-name="P11"><text:span text:style-name="T46">You can even chain references to __proto__ to work your way up to the prototype chain:</text:span></text:p>
      <text:p text:style-name="P11"><text:span text:style-name="T47"/></text:p>
      <text:p text:style-name="P11"><text:span text:style-name="T48">username.__proto__<text:s/></text:span><text:span text:style-name="T49">// String.prototype</text:span><text:span text:style-name="T50"><text:s/></text:span></text:p>
      <text:p text:style-name="P11"><text:span text:style-name="T51">username.__proto__.__proto__</text:span><text:span text:style-name="T52">//Object.prototype</text:span><text:span text:style-name="T53"><text:s/></text:span><text:span text:style-name="T54">username.__proto__.__proto__.__proto__<text:s/></text:span><text:span text:style-name="T55">// null</text:span><text:span text:style-name="T56"><text:s/></text:span></text:p>
      <text:p text:style-name="P11"><text:span text:style-name="T57"/></text:p>
      <text:p text:style-name="P11"><text:span text:style-name="T58"><text:tab/></text:span></text:p>
      <text:p text:style-name="P11"><text:span text:style-name="T58">-----------------------------------------------------------</text:span></text:p>
      <text:p text:style-name="P11"><text:span text:style-name="T59">continue Prototype Pollution</text:span></text:p>
      <text:p text:style-name="P11"><draw:frame text:anchor-type="as-char" svg:width="157.96mm" svg:height="88.37mm" style:rel-width="scale" style:rel-height="scale"><draw:object-ole xlink:href="OleObj2"/><draw:image xlink:href="ObjectReplacements/OleObj2"/></draw:frame><text:span text:style-name="T60"/></text:p>
      <text:p text:style-name="P11"><text:span text:style-name="T61"><text:s/></text:span></text:p>
      <text:p text:style-name="P11"><text:span text:style-name="T62"/></text:p>
      <text:p text:style-name="P11"><text:span text:style-name="T63">targetObject</text:span></text:p>
      <text:p text:style-name="P11"><text:span text:style-name="T64"/></text:p>
      <text:p text:style-name="P11"><text:span text:style-name="T65">{</text:span></text:p>
      <text:p text:style-name="P11"><text:span text:style-name="T65"><text:tab/>“username”:”QuantumQuarantine”</text:span></text:p>
      <text:p text:style-name="P11"><text:span text:style-name="T65"><text:tab/>“password”:”quantumquarantine123”</text:span></text:p>
      <text:p text:style-name="P11"><text:span text:style-name="T65"><text:tab/>“email”:PAS</text:span></text:p>
      <text:p text:style-name="P11"><text:span text:style-name="T65"><text:tab/>“address”:PASS<text:tab/></text:span></text:p>
      <text:p text:style-name="P11"><text:span text:style-name="T65">}</text:span></text:p>
      <text:p text:style-name="P11"><text:span text:style-name="T66"/></text:p>
      <text:p text:style-name="P11"><text:span text:style-name="T67">userObject</text:span></text:p>
      <text:p text:style-name="P11"><text:span text:style-name="T68"/></text:p>
      <text:p text:style-name="P11"><text:span text:style-name="T69">{</text:span></text:p>
      <text:p text:style-name="P11"><text:span text:style-name="T69"><text:tab/>__proto__ : {</text:span></text:p>
      <text:p text:style-name="P11"><text:span text:style-name="T69"><text:tab/><text:tab/>“password”: “attackerPassword”</text:span></text:p>
      <text:p text:style-name="P11"><text:span text:style-name="T69">}<text:tab/></text:span></text:p>
      <text:p text:style-name="P11"><text:span text:style-name="T69">}</text:span></text:p>
      <text:p text:style-name="P11"><text:span text:style-name="T70"/></text:p>
      <text:p text:style-name="P11"><text:span text:style-name="T71">RecursiveMerge(targetObject, userObject)</text:span></text:p>
      <text:p text:style-name="P11"><text:span text:style-name="T72"/></text:p>
      <text:p text:style-name="P11"><text:span text:style-name="T73">WHY IT WORKS?</text:span></text:p>
      <text:p text:style-name="P11"><text:span text:style-name="T74"/></text:p>
      <text:p text:style-name="P11"><text:span text:style-name="T75">Prototype pollution arise when a JavaScript function recursively merges an object containing user-controllable properties (userObject) into an existing object (targetObject), without first sanitizing the keys. </text:span></text:p>
      <text:p text:style-name="P11"><text:span text:style-name="T76"/></text:p>
      <text:p text:style-name="P11"><text:span text:style-name="T77">This can allow the attacker to inject a property with a key like __proto__, along with arbitrary nested properties.</text:span></text:p>
      <text:list text:style-name="L12">
        <text:list-item>
          <text:p text:style-name="P12"><text:span text:style-name="T77">Due to the special meaning of __proto__ in a JS context, the merge operation may assign the nested properties to the object’s prototype instead of the target itself.</text:span></text:p>
        </text:list-item>
      </text:list>
      <text:p text:style-name="P13"><text:span text:style-name="T78"/></text:p>
      <text:p text:style-name="P13"><text:span text:style-name="T79">RESULT =&gt; Attacker can pollute the prototype with properties, which may subsequently be used by the application in a dangerous way</text:span></text:p>
      <text:p text:style-name="P13"><text:span text:style-name="T80"/></text:p>
      <text:p text:style-name="P13"><text:span text:style-name="T81">It’s possible to pollute any prototype object, the most commonly occurs with the Object.prototype (built-in global).</text:span></text:p>
      <text:p text:style-name="P13"><text:span text:style-name="T82"/></text:p>
      <text:p text:style-name="P13"><text:span text:style-name="T83">MAIN COMPONENTS:</text:span></text:p>
      <text:p text:style-name="P14"><text:span text:style-name="T84"/></text:p>
      <text:list text:style-name="L15">
        <text:list-item>
          <text:p text:style-name="P15"><text:span text:style-name="T85">A prototype pollution source</text:span></text:p>
        </text:list-item>
        <text:list-item>
          <text:p text:style-name="P15"><text:span text:style-name="T85">A sink</text:span></text:p>
        </text:list-item>
        <text:list-item>
          <text:p text:style-name="P15"><text:span text:style-name="T85">An exploitable gadget</text:span></text:p>
        </text:list-item>
      </text:list>
      <text:p text:style-name="P16"><text:span text:style-name="T86"/></text:p>
      <text:p text:style-name="P16"><text:span text:style-name="T86"/></text:p>
      <text:p text:style-name="P16"><text:span text:style-name="T87">1)<text:s/></text:span><text:span text:style-name="T88">Prototype Pollution Sources</text:span></text:p>
      <text:list text:style-name="L17">
        <text:list-item>
          <text:p text:style-name="P17"><text:span text:style-name="T89">Is any user-controllable input that enables you to add arbitrary properties to prototype objects. The most common:</text:span></text:p>
        </text:list-item>
        <text:list-item>
          <text:p text:style-name="P17"><text:span text:style-name="T89">The URL (query or fragment string<text:s/></text:span><text:span text:style-name="T90">– hash)</text:span></text:p>
        </text:list-item>
        <text:list-item>
          <text:p text:style-name="P17"><text:span text:style-name="T91">JSON-based input</text:span></text:p>
        </text:list-item>
        <text:list-item>
          <text:p text:style-name="P17"><text:span text:style-name="T91">Web messages</text:span></text:p>
        </text:list-item>
      </text:list>
      <text:p text:style-name="P18"><text:span text:style-name="T92"/></text:p>
      <text:p text:style-name="P18"><text:span text:style-name="T93">1.1)<text:s/></text:span><text:span text:style-name="T94">Prototype pollution via the URL</text:span></text:p>
      <text:p text:style-name="P18"><text:span text:style-name="T95"/></text:p>
      <text:p text:style-name="P18"><text:a xlink:href="https://vulnerable-website.com/?__proto__[evilProperty]=payload"><text:span text:style-name="T96">https://vulnerable-website.com/?__proto__[evilProperty]=payload</text:span></text:a><text:span text:style-name="T97"><text:s/></text:span></text:p>
      <text:p text:style-name="P18"><text:span text:style-name="T98"/></text:p>
      <text:p text:style-name="P18"><text:span text:style-name="T99">At some point, the recursive merge operation may assign the value of evilProperty using a statement equivalent to the following:</text:span></text:p>
      <text:p text:style-name="P18"><text:span text:style-name="T100"/></text:p>
      <text:p text:style-name="P18"><text:span text:style-name="T101"><text:line-break/></text:span><text:span text:style-name="T102">targetObject.__proto__.evilProperty = 'payload';</text:span><text:span text:style-name="T103"><text:s/></text:span></text:p>
      <text:p text:style-name="P18"><text:span text:style-name="T104"/></text:p>
      <text:p text:style-name="P18"><text:span text:style-name="T105">During this assignment, the JS engine treats __proto__ as a getter for the prototype.</text:span></text:p>
      <text:p text:style-name="P18"><text:span text:style-name="T106"/></text:p>
      <text:p text:style-name="P18"><text:span text:style-name="T107">RESULT =&gt; evilProperty is assigned to the returned prototype object rather than the target object itself.</text:span></text:p>
      <text:p text:style-name="P18"><text:span text:style-name="T108"/></text:p>
      <text:p text:style-name="P18"><text:span text:style-name="T109">What can be a big problem? Assuming that the target object uses the default Object.prototype, all objects in the runtime will now inherit evilProperty.</text:span></text:p>
      <text:p text:style-name="P18"><text:span text:style-name="T110"/></text:p>
      <text:p text:style-name="P18"><text:span text:style-name="T111">An attacker try to pollute the prototype with properties that are used by the application ,or any imported libraries</text:span></text:p>
      <text:p text:style-name="P18"><text:span text:style-name="T112"/></text:p>
      <text:p text:style-name="P18"><text:span text:style-name="T113">1.1)<text:s/></text:span><text:span text:style-name="T114">Prototype pollution via JSON Input</text:span></text:p>
      <text:p text:style-name="P18"><text:span text:style-name="T115"/></text:p>
      <text:p text:style-name="P18"><text:span text:style-name="T116">Let’s imagine an attacker that injects the following malicious JSON, for example, via a web message or a HTTP POST request:</text:span></text:p>
      <text:p text:style-name="P18"><text:span text:style-name="T117"/></text:p>
      <text:p text:style-name="P18"><text:span text:style-name="T118">If this is converted into a JavaScript object via the JSON.parse() method, it will treats any key in the JSON object as an arbitrary string and the resulting object will in fact have a property with the key __proto__.</text:span></text:p>
      <text:p text:style-name="P18"><text:span text:style-name="T119"/></text:p>
      <text:p text:style-name="P18"><text:span text:style-name="T120">const objectFromJson = JSON.parse('{"__proto__": {"evilProperty": "payload"}}');</text:span><text:span text:style-name="T121"><text:s/></text:span></text:p>
      <text:p text:style-name="P18"><text:span text:style-name="T122"/></text:p>
      <text:p text:style-name="P18"><text:span text:style-name="T123">objectFromJson.hasOwnProperty('__proto__');<text:s/></text:span><text:span text:style-name="T124">// true</text:span><text:span text:style-name="T125"><text:s/></text:span></text:p>
      <text:p text:style-name="P18"><text:span text:style-name="T126"/></text:p>
      <text:p text:style-name="P18"><text:span text:style-name="T127">BAD: JSON.parse() is subsequently merged into an existing object without proper key sanitization.</text:span></text:p>
      <text:p text:style-name="P18"><text:span text:style-name="T128"/></text:p>
      <text:p text:style-name="P18"><text:span text:style-name="T129">2)<text:s/></text:span><text:span text:style-name="T130">Prototype Pollution Sinks</text:span></text:p>
      <text:p text:style-name="P18"><text:span text:style-name="T131"/></text:p>
      <text:list text:style-name="L19">
        <text:list-item>
          <text:p text:style-name="P19"><text:span text:style-name="T132">Is essentially just a JS functior or DOM element that you’re able to access via prototype pollution, which enables you to execute arbitrary JavaScript or system commands.</text:span></text:p>
        </text:list-item>
      </text:list>
      <text:p text:style-name="P20"><text:span text:style-name="T133"/></text:p>
      <text:p text:style-name="P20"><text:span text:style-name="T133"/></text:p>
      <text:p text:style-name="P20"><text:span text:style-name="T134">3)<text:s/></text:span><text:span text:style-name="T135">Prototype pollution gadgets</text:span></text:p>
      <text:p text:style-name="P20"><text:span text:style-name="T136"/></text:p>
      <text:p text:style-name="P20"><text:span text:style-name="T137">With gadget we mean any property that is passed into a sink without proper filtering or sanitization.</text:span></text:p>
      <text:p text:style-name="P20"><text:span text:style-name="T138"/></text:p>
      <text:p text:style-name="P20"><text:span text:style-name="T139">This is any property that is:</text:span></text:p>
      <text:p text:style-name="P20"><text:span text:style-name="T140"/></text:p>
      <text:list text:style-name="L21">
        <text:list-item>
          <text:p text:style-name="P21"><text:span text:style-name="T141">Used by the application in an unsafe way</text:span></text:p>
        </text:list-item>
        <text:list-item>
          <text:p text:style-name="P22"><text:span text:style-name="T142">Attacker-controllable via prototype pollution. In other words, the object must be able to inherit a malicious version of the property added to the prototype by an attacker.</text:span></text:p>
        </text:list-item>
      </text:list>
      <text:p text:style-name="P23"><text:span text:style-name="T143"/></text:p>
      <text:p text:style-name="P23"><text:span text:style-name="T144">CLIENT-SIDE PROTOTYPE POLLUTION VULNERABILITIES</text:span></text:p>
      <text:p text:style-name="P23"><text:span text:style-name="T145"/></text:p>
      <text:p text:style-name="P23"><text:span text:style-name="T146">FINDING CLIENT-SIDE PROTOTYPE POLLUTION SOURCES MANUALLY</text:span></text:p>
      <text:p text:style-name="P23"><text:span text:style-name="T147"/></text:p>
      <text:list text:style-name="L24">
        <text:list-item>
          <text:p text:style-name="P24"><text:span text:style-name="T148">You need to try different ways of adding an arbitrary property to Object.prototype until you find a source that works.</text:span></text:p>
        </text:list-item>
      </text:list>
      <text:p text:style-name="P25"><text:span text:style-name="T148">It involves the following high-level steps:</text:span></text:p>
      <text:p text:style-name="P25"><text:span text:style-name="T149"/></text:p>
      <text:list text:style-name="L26">
        <text:list-item>
          <text:p text:style-name="P26"><text:span text:style-name="T150">Try injection via the query string, URL fragment, and any JSON input.</text:span></text:p>
        </text:list-item>
        <text:list-item>
          <text:p text:style-name="P26"><draw:frame text:anchor-type="as-char" svg:width="157.43mm" svg:height="7.14mm" style:rel-width="scale" style:rel-height="scale"><draw:object-ole xlink:href="OleObj3"/><draw:image xlink:href="ObjectReplacements/OleObj3"/></draw:frame><text:span text:style-name="T151"/></text:p>
        </text:list-item>
      </text:list>
      <text:p text:style-name="P27"><text:span text:style-name="T151"/></text:p>
      <text:list text:style-name="L28">
        <text:list-item>
          <text:p text:style-name="P28"><text:span text:style-name="T152">If you check on your browser console, inspect Object.prototype to see if you have successfully polluted it:</text:span></text:p>
        </text:list-item>
      </text:list>
      <text:p text:style-name="P29"><text:span text:style-name="T153"/></text:p>
      <text:p text:style-name="P29"><draw:frame text:anchor-type="as-char" svg:width="170.13mm" svg:height="29.90mm" style:rel-width="scale" style:rel-height="scale"><draw:object-ole xlink:href="OleObj4"/><draw:image xlink:href="ObjectReplacements/OleObj4"/></draw:frame><text:span text:style-name="T153"/></text:p>
      <text:p text:style-name="P29"><text:span text:style-name="T153"/></text:p>
      <text:list text:style-name="L30">
        <text:list-item>
          <text:p text:style-name="P30"><text:span text:style-name="T154">If the property was not added, try different techniques, such as:</text:span></text:p>
        </text:list-item>
      </text:list>
      <text:p text:style-name="P31"><text:span text:style-name="T155"/></text:p>
      <text:p text:style-name="P32"><draw:frame text:anchor-type="as-char" svg:width="170.13mm" svg:height="7.14mm" style:rel-width="scale" style:rel-height="scale"><draw:object-ole xlink:href="OleObj5"/><draw:image xlink:href="ObjectReplacements/OleObj5"/></draw:frame><draw:frame text:anchor-type="as-char" svg:width="157.43mm" svg:height="6.88mm" style:rel-width="scale" style:rel-height="scale"><draw:object-ole xlink:href="OleObj6"/><draw:image xlink:href="ObjectReplacements/OleObj6"/></draw:frame><text:span text:style-name="T155"/></text:p>
      <text:p text:style-name="P32"><draw:frame text:anchor-type="as-char" svg:width="170.13mm" svg:height="6.88mm" style:rel-width="scale" style:rel-height="scale"><draw:object-ole xlink:href="OleObj7"/><draw:image xlink:href="ObjectReplacements/OleObj7"/></draw:frame><text:span text:style-name="T156"><text:s/></text:span></text:p>
      <text:p text:style-name="P32"><text:span text:style-name="T157"/></text:p>
      <text:p text:style-name="P32"><text:span text:style-name="T157"/></text:p>
      <text:p text:style-name="P32"><text:span text:style-name="T158">Finding prototype pollution sources manually can be a fairly tedious process. It can be automatize with some tools.</text:span></text:p>
      <text:p text:style-name="P32"><text:span text:style-name="T159"/></text:p>
      <text:p text:style-name="P32"><text:span text:style-name="T160">Prototype pollution via the constructor</text:span></text:p>
      <text:p text:style-name="P32"><text:span text:style-name="T161"/></text:p>
      <text:p text:style-name="P32"><text:span text:style-name="T162">In some cases we have to challenge with some defenses like the stripping of any properties with the key __proto__ before merging them. </text:span></text:p>
      <text:p text:style-name="P32"><text:span text:style-name="T163"/></text:p>
      <text:p text:style-name="P32"><text:span text:style-name="T164">There are alternative ways to reference Object.prototype without relying on the __proto__ string at all.</text:span></text:p>
      <text:p text:style-name="P32"><text:span text:style-name="T165"/></text:p>
      <text:p text:style-name="P32"><text:span text:style-name="T166">Every JavaScript object has a constructor property, which contains a reference to the constructor function that was used to create it. </text:span></text:p>
      <text:p text:style-name="P32"><text:span text:style-name="T167"/></text:p>
      <text:p text:style-name="P32"><text:span text:style-name="T168">let myObjectLiteral = {}; </text:span></text:p>
      <text:p text:style-name="P32"><text:span text:style-name="T168">let myObject = new Object();</text:span><text:span text:style-name="T169"><text:s/></text:span></text:p>
      <text:p text:style-name="P32"><text:span text:style-name="T170"/></text:p>
      <text:p text:style-name="P32"><text:span text:style-name="T171">myObjectLiteral.constructor<text:s/></text:span><text:span text:style-name="T172">// function Object(){...}</text:span><text:span text:style-name="T173"><text:s/></text:span></text:p>
      <text:p text:style-name="P32"><text:span text:style-name="T174">myObject.constructor<text:s/></text:span><text:span text:style-name="T175">// function Object(){...}</text:span><text:span text:style-name="T176"><text:s/></text:span></text:p>
      <text:p text:style-name="P32"><text:span text:style-name="T177"/></text:p>
      <text:p text:style-name="P32"><text:span text:style-name="T178">Each constructor function has a prototype property that points to the property that will be assigned to any objects that are created by this constructor.</text:span></text:p>
      <text:p text:style-name="P32"><text:span text:style-name="T179"/></text:p>
      <text:p text:style-name="P32"><text:span text:style-name="T180">As </text:span><text:span text:style-name="T181">myObject.constructor.prototype</text:span><text:span text:style-name="T182"> </text:span><text:span text:style-name="T183">is equivalent to </text:span><text:span text:style-name="T184">myObject.__proto__</text:span><text:span text:style-name="T185">, this provides an alternative vector for prototype pollution.</text:span><text:span text:style-name="T186"><text:s/></text:span></text:p>
      <text:p text:style-name="P32"><text:span text:style-name="T187"/></text:p>
      <text:p text:style-name="P32"><text:span text:style-name="T188">Bypassing flawed key sanitzation</text:span></text:p>
      <text:p text:style-name="P32"><text:span text:style-name="T189"/></text:p>
      <text:p text:style-name="P32"><text:span text:style-name="T190">Sometimes websites attemp to prevent prototype pollution sanitizing keys before merging them.</text:span></text:p>
      <text:p text:style-name="P32"><text:span text:style-name="T191"/></text:p>
      <text:p text:style-name="P32"><text:span text:style-name="T192">BAD<text:s/></text:span><text:span text:style-name="T193">→</text:span><text:span text:style-name="T194"><text:s/>If the sanitization process just strips the string __proto__ without repeating the process more than once, this:</text:span></text:p>
      <text:p text:style-name="P32"><text:span text:style-name="T195"/></text:p>
      <text:p text:style-name="P32"><text:span text:style-name="T196">vulnerable-website.com/?__pro__proto__to__.gadget=payload</text:span><text:span text:style-name="T197"><text:s/></text:span></text:p>
      <text:p text:style-name="P32"><text:span text:style-name="T198"/></text:p>
      <text:p text:style-name="P32"><text:span text:style-name="T199">Would result into :</text:span></text:p>
      <text:p text:style-name="P32"><text:span text:style-name="T200"/></text:p>
      <text:p text:style-name="P32"><text:span text:style-name="T201">vulnerable-website.com/?__proto__.gadget=payload</text:span><text:span text:style-name="T202"><text:s/></text:span></text:p>
      <text:p text:style-name="P32"><text:span text:style-name="T203">Server-side prototype pollution</text:span></text:p>
      <text:p text:style-name="P32"><text:span text:style-name="T204"/></text:p>
      <text:p text:style-name="P32"><text:span text:style-name="T205">Server-side prototype pollution is generally more difficult to detect than its client-side variant for several reason:</text:span></text:p>
      <text:p text:style-name="P32"><text:span text:style-name="T206"/></text:p>
      <text:list text:style-name="L33">
        <text:list-item>
          <text:p text:style-name="P33"><text:span text:style-name="T207">No source code access</text:span></text:p>
        </text:list-item>
        <text:list-item>
          <text:p text:style-name="P33"><text:span text:style-name="T207">Lack of developer tools</text:span></text:p>
        </text:list-item>
        <text:list-item>
          <text:p text:style-name="P33"><text:span text:style-name="T207">The DoS problem</text:span></text:p>
        </text:list-item>
        <text:list-item>
          <text:p text:style-name="P33"><text:span text:style-name="T207">Pollution persistence</text:span></text:p>
        </text:list-item>
      </text:list>
      <text:p text:style-name="P34"><text:span text:style-name="T208"/></text:p>
      <text:p text:style-name="P34"><text:span text:style-name="T209">Detecting via polluted property reflection</text:span></text:p>
      <text:p text:style-name="P34"><text:span text:style-name="T210"/></text:p>
      <text:list text:style-name="L35">
        <text:list-item>
          <text:p text:style-name="P35"><text:span text:style-name="T211">Usually when we do a POST,PUT requests that submit JSON data to an application or API the server respond with a JSON that represents the new or updated object</text:span></text:p>
        </text:list-item>
        <text:list-item>
          <text:p text:style-name="P35"><text:span text:style-name="T211">This is an attack surface to attempt to pollute the global Object.prototype</text:span></text:p>
        </text:list-item>
      </text:list>
      <text:p text:style-name="P36"><text:span text:style-name="T212"/></text:p>
      <text:p text:style-name="P36"><text:span text:style-name="T213">POST /user/update HTTP/1.1 </text:span></text:p>
      <text:p text:style-name="P36"><text:span text:style-name="T213">Host: vulnerable-website.com </text:span></text:p>
      <text:p text:style-name="P36"><text:span text:style-name="T213">... </text:span></text:p>
      <text:p text:style-name="P36"><text:span text:style-name="T213">{ "user":"wiener", </text:span></text:p>
      <text:p text:style-name="P36"><text:span text:style-name="T213">"firstName":"Peter", </text:span></text:p>
      <text:p text:style-name="P36"><text:span text:style-name="T213">"lastName":"Wiener", </text:span></text:p>
      <text:p text:style-name="P36"><text:span text:style-name="T213">"__proto__":{ "foo":"bar" } </text:span></text:p>
      <text:p text:style-name="P36"><text:span text:style-name="T213">}</text:span><text:span text:style-name="T214"><text:s/></text:span></text:p>
      <text:p text:style-name="P36"><text:span text:style-name="T215"/></text:p>
      <text:p text:style-name="P36"><text:span text:style-name="T216">If the website is vulnerable, you will get:</text:span></text:p>
      <text:p text:style-name="P36"><text:span text:style-name="T217"/></text:p>
      <text:p text:style-name="P36"><text:span text:style-name="T218">HTTP/1.1 200 OK </text:span></text:p>
      <text:p text:style-name="P36"><text:span text:style-name="T218">... </text:span></text:p>
      <text:p text:style-name="P36"><text:span text:style-name="T218">{ "username":"wiener", "firstName":"Peter", "lastName":"Wiener", "foo":"bar" }</text:span><text:span text:style-name="T219"><text:s/></text:span></text:p>
      <text:p text:style-name="P36"><text:span text:style-name="T220"/></text:p>
      <text:p text:style-name="P36"><text:span text:style-name="T221">This is due to the fact that a JavaScript<text:s/></text:span><text:span text:style-name="T222">for...in</text:span><text:span text:style-name="T223"> </text:span><text:span text:style-name="T224">loop iterates over all of an object's enumerable properties, including ones that it has inherited via the prototype chain.</text:span><text:span text:style-name="T225"><text:s/></text:span></text:p>
      <text:p text:style-name="P36"><text:span text:style-name="T226"/></text:p>
      <text:p text:style-name="P36"><text:span text:style-name="T227">const myObject = { a: 1, b: 2 }; </text:span></text:p>
      <text:p text:style-name="P36"><text:span text:style-name="T228">// pollute the prototype with an arbitrary property</text:span><text:span text:style-name="T229"><text:s/></text:span></text:p>
      <text:p text:style-name="P36"><text:span text:style-name="T230">Object.prototype.foo = 'bar';</text:span><text:span text:style-name="T231"><text:s/></text:span></text:p>
      <text:p text:style-name="P36"><text:span text:style-name="T232"/></text:p>
      <text:p text:style-name="P36"><text:span text:style-name="T233">for(const propertyKey in myObject)</text:span></text:p>
      <text:p text:style-name="P36"><text:span text:style-name="T233">{ </text:span></text:p>
      <text:p text:style-name="P36"><text:span text:style-name="T233">console.log(propertyKey); </text:span></text:p>
      <text:p text:style-name="P36"><text:span text:style-name="T233">}<text:s/></text:span><text:span text:style-name="T234"><text:line-break/></text:span></text:p>
      <text:p text:style-name="P36"><text:span text:style-name="T235">// Output: a, b, foo</text:span><text:span text:style-name="T236"><text:s/></text:span></text:p>
      <text:p text:style-name="P36"><text:span text:style-name="T237"/></text:p>
      <text:p text:style-name="P36"><text:span text:style-name="T237"/></text:p>
      <text:p text:style-name="P36"><text:span text:style-name="T238">Detecting without polluted property reflection</text:span></text:p>
      <text:p text:style-name="P36"><text:span text:style-name="T239"/></text:p>
      <text:p text:style-name="P36"><text:span text:style-name="T240">Can happen that the affected property is not reflected in a response.</text:span></text:p>
      <text:p text:style-name="P36"><text:span text:style-name="T241"/></text:p>
      <text:p text:style-name="P36"><text:span text:style-name="T242">Another approach is to try to injecting properties that match potential configuration options for the server. </text:span></text:p>
      <text:p text:style-name="P36"><text:span text:style-name="T243"/></text:p>
      <text:p text:style-name="P36"><text:span text:style-name="T244">We can try to override:</text:span></text:p>
      <text:p text:style-name="P36"><text:span text:style-name="T245"/></text:p>
      <text:list text:style-name="L37">
        <text:list-item>
          <text:p text:style-name="P37"><text:span text:style-name="T246">Status code </text:span></text:p>
        </text:list-item>
        <text:list-item>
          <text:p text:style-name="P37"><text:span text:style-name="T246">JSON spaces</text:span></text:p>
        </text:list-item>
        <text:list-item>
          <text:p text:style-name="P37"><text:span text:style-name="T246">Charset </text:span></text:p>
        </text:list-item>
      </text:list>
      <text:p text:style-name="P38"><text:span text:style-name="T247"/></text:p>
      <text:p text:style-name="P38"><text:span text:style-name="T248">These injections produce a consistent and distinctive change in server behaviour when successful.</text:span></text:p>
      <text:p text:style-name="P38"><text:span text:style-name="T249"/></text:p>
      <text:p text:style-name="P38"><text:span text:style-name="T250">1)<text:s/></text:span><text:span text:style-name="T251">Status code override</text:span></text:p>
      <text:p text:style-name="P38"><text:span text:style-name="T252"/></text:p>
      <text:p text:style-name="P38"><text:span text:style-name="T253">There are some server-side frameworks that usually when there’s an error sends a 200 OK response and thet body contains an error object with a different status.</text:span></text:p>
      <text:p text:style-name="P38"><text:span text:style-name="T254"/></text:p>
      <text:p text:style-name="P38"><text:span text:style-name="T254"/></text:p>
      <text:p text:style-name="P38"><text:span text:style-name="T255">HTTP/1.1 200 OK ... { "error": { "success": false, "status": 401, "message": "You do not have permission to access this resource." } }</text:span><text:span text:style-name="T256"><text:s/></text:span></text:p>
      <text:p text:style-name="P38"><text:span text:style-name="T257"/></text:p>
      <text:list text:style-name="L39">
        <text:list-item>
          <text:p text:style-name="P39"><text:span text:style-name="T258">You can try to polluting the prototype with your own status property.</text:span></text:p>
        </text:list-item>
      </text:list>
      <text:p text:style-name="P40"><text:span text:style-name="T259"/></text:p>
      <text:p text:style-name="P40"><text:span text:style-name="T260">"__proto__": { "status":555 }</text:span><text:span text:style-name="T261"><text:s/></text:span></text:p>
      <text:p text:style-name="P40"><text:span text:style-name="T262"/></text:p>
      <text:p text:style-name="P40"><text:span text:style-name="T263">2)<text:s text:c="2"/></text:span><text:span text:style-name="T264">JSON spaces override</text:span></text:p>
      <text:p text:style-name="P40"><text:span text:style-name="T265"/></text:p>
      <text:p text:style-name="P40"><text:span text:style-name="T266">Express framework provides an option called “json spaces”. It enabled you to configure the number of spaces to indent any JSON data in response.</text:span></text:p>
      <text:p text:style-name="P40"><text:span text:style-name="T267"/></text:p>
      <text:list text:style-name="L41">
        <text:list-item>
          <text:p text:style-name="P41"><text:span text:style-name="T268">You can try to polluting the prototype with your json spaces </text:span></text:p>
        </text:list-item>
        <text:list-item>
          <text:p text:style-name="P41"><text:span text:style-name="T268">If the developers leave the default value you can attemp to pollute this option.</text:span></text:p>
        </text:list-item>
      </text:list>
      <text:p text:style-name="P42"><text:span text:style-name="T269"/></text:p>
      <text:p text:style-name="P42"><text:span text:style-name="T270">"__proto__": { "json spaces":10 }</text:span><text:span text:style-name="T271"><text:s/></text:span></text:p>
      <text:p text:style-name="P42"><text:span text:style-name="T272"/></text:p>
      <text:p text:style-name="P42"><text:span text:style-name="T273">3)<text:s/></text:span><text:span text:style-name="T274">Charset override</text:span></text:p>
      <text:p text:style-name="P42"><text:span text:style-name="T275"/></text:p>
      <text:p text:style-name="P42"><text:span text:style-name="T276">Usually is used UTF-8 charset. We can try to pollute the content-type attribute injecting a new charset, for example UTF-7.</text:span></text:p>
      <text:p text:style-name="P42"><text:span text:style-name="T277"/></text:p>
      <text:p text:style-name="P42"><text:span text:style-name="T278">"__proto__":{ "content-type": "application/json; charset=utf-7" }</text:span><text:span text:style-name="T279"><text:s/></text:span></text:p>
      <text:p text:style-name="P42"><text:span text:style-name="T280"/></text:p>
      <text:p text:style-name="P42"><text:span text:style-name="T281">{ "sessionId":"0123456789", "username":"wiener", "role":"+AGYAbwBv-" }</text:span><text:span text:style-name="T282"><text:s/></text:span></text:p>
      <text:p text:style-name="P42"><text:span text:style-name="T283"/></text:p>
      <text:p text:style-name="P42"><text:span text:style-name="T284">→</text:span><text:span text:style-name="T285"><text:s/></text:span><text:span text:style-name="T286">{ "sessionId":"0123456789", "username":"wiener", "role":"foo" }</text:span><text:span text:style-name="T287"><text:s/></text:span></text:p>
      <text:p text:style-name="P42"><text:span text:style-name="T288"/></text:p>
      <text:p text:style-name="P42"><text:span text:style-name="T288"/></text:p>
      <text:p text:style-name="P42"><text:span text:style-name="T288"/></text:p>
      <text:p text:style-name="P42"><text:span text:style-name="T288"/></text:p>
      <text:p text:style-name="P42"><text:span text:style-name="T289">Finding prototype pollution sources manually can be a fairly tedious process. It can be automatize with some tools.</text:span></text:p>
      <text:p text:style-name="P42"><text:span text:style-name="T290"/></text:p>
      <text:p text:style-name="P42"><text:span text:style-name="T291">Bypassing input filters for server-side prototype pollution</text:span></text:p>
      <text:p text:style-name="P42"><text:span text:style-name="T292"/></text:p>
      <text:list text:style-name="L43">
        <text:list-item>
          <text:p text:style-name="P43"><text:span text:style-name="T293">Website often attemp to prevent by filtering suspicious key like __proto__.</text:span></text:p>
        </text:list-item>
        <text:list-item>
          <text:p text:style-name="P43"><text:span text:style-name="T293">We can try to inject payload like this __pro__proto__to__</text:span></text:p>
        </text:list-item>
        <text:list-item>
          <text:p text:style-name="P43"><text:span text:style-name="T293">If the sanitization process is repeated only once you will get __proto__</text:span></text:p>
        </text:list-item>
        <text:list-item>
          <text:p text:style-name="P43"><text:span text:style-name="T293">Try to pollute via the constructor</text:span></text:p>
        </text:list-item>
      </text:list>
      <text:p text:style-name="P44"><text:span text:style-name="T293"/></text:p>
      <text:p text:style-name="P44"><text:span text:style-name="T294">Remote code execution via server-side prototype pollution</text:span></text:p>
      <text:p text:style-name="P44"><text:span text:style-name="T295">Server side prototype pollution can potentially result in RCE. There are number of potential command execution sinks in Node: many of there occur in CHILD_PROCESS module.</text:span></text:p>
      <text:p text:style-name="P44"><text:span text:style-name="T295">This module provides methods such fork() and execSync().</text:span></text:p>
      <text:p text:style-name="P44"><text:span text:style-name="T295">Both of them enable to create new Node subprocesses.</text:span></text:p>
      <text:p text:style-name="P44"><text:span text:style-name="T295"/></text:p>
      <text:p text:style-name="P44"><text:span text:style-name="T296">rce via fork()</text:span></text:p>
      <text:p text:style-name="P44"><text:span text:style-name="T297">The fork() method accepts an option object called execArgv.</text:span></text:p>
      <text:p text:style-name="P44"><text:span text:style-name="T297">This is an array of string containing command-line arguments that will be used when a child process is spawned.</text:span></text:p>
      <text:p text:style-name="P44"><text:span text:style-name="T297">PROBLEM: If this option is left undefined by the depelovers this can be manipulated via prototype pollution as gadget.</text:span><text:span text:style-name="T298"/></text:p>
      <text:p text:style-name="P44"><text:span text:style-name="T298"/></text:p>
      <text:p text:style-name="P44"><text:span text:style-name="T298">rce via execSync()</text:span><text:span text:style-name="T299"/></text:p>
      <text:p text:style-name="P45"><text:span text:style-name="T300">The execSync() method dosent accept execArgv property but you can still try to inject system commands by simultaneasly polluting<text:s/></text:span><text:span text:style-name="T301">both shell and input properties</text:span><text:span text:style-name="T302"><text:s/></text:span></text:p>
      <text:list text:style-name="L46">
        <text:list-item>
          <text:p text:style-name="P46"><text:span text:style-name="T302">The shell option only accepts the name of the shell's executable and does not allow you to set any additional command-line arguments.</text:span></text:p>
        </text:list-item>
        <text:list-item>
          <text:p text:style-name="P46"><text:span text:style-name="T302">The shell is always executed with the -c argument, which most shells use to let you pass in a command as a string. However, setting the -c flag in Node instead runs a syntax check on the provided script, which also prevents it from executing. As a result, although there are workarounds for this, it's generally tricky to use Node itself as a shell for your attack.</text:span></text:p>
        </text:list-item>
        <text:list-item>
          <text:p text:style-name="P46"><text:span text:style-name="T302">As the input property containing your payload is passed via stdin, the shell you choose must accept commands from stdin.</text:span></text:p>
        </text:list-item>
      </text:list>
      <text:p text:style-name="P47"><text:span text:style-name="T302">TIP: try to use vim as shell. If it is installed on the server, altrough it<text:s text:c="2"/>isn't really intended to be shell, this can create a potential vector for RCE </text:span></text:p>
      <text:p text:style-name="P47"><text:span text:style-name="T302"/></text:p>
      <text:p text:style-name="P47"><text:span text:style-name="T302">"shell":"vim",</text:span></text:p>
      <text:p text:style-name="P47"><text:span text:style-name="T302">"input":":! &lt;command&gt;\n"</text:span></text:p>
      <text:p text:style-name="P48"><text:span text:style-name="T302"/></text:p>
      <text:p text:style-name="P48"><text:span text:style-name="T303">Prevention</text:span></text:p>
      <text:p text:style-name="P48"><text:span text:style-name="T304"/></text:p>
      <text:list text:style-name="L49">
        <text:list-item>
          <text:p text:style-name="P49"><text:span text:style-name="T305">Sanitizing property keys</text:span></text:p>
        </text:list-item>
        <text:list-item>
          <text:p text:style-name="P49"><text:span text:style-name="T305">Preventing changes to the prototype objects using Object.freeze()</text:span></text:p>
        </text:list-item>
        <text:list-item>
          <text:p text:style-name="P49"><text:span text:style-name="T305">Preventing an object from inheriting properties</text:span></text:p>
        </text:list-item>
        <text:list-item>
          <text:p text:style-name="P49"><text:span text:style-name="T305">Using safer alternatives where possible</text:span></text:p>
        </text:list-item>
        <text:list-item>
          <text:p text:style-name="P49"><text:span text:style-name="T305">Like Map (get) or Set (has) </text:span></text:p>
        </text:list-item>
      </text:list>
      <text:p text:style-name="P50"><text:span text:style-name="T306"/></text:p>
      <text:p text:style-name="P50"><text:span text:style-name="T3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